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color="#ff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mart Pointers in C++<text:line-break/>#include &lt;memory&gt;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rishna Kuma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you are concerned about <text:span text:style-name="T1">freeing of resource/memory</text:span> AND if you have more than one function that could be using the <text:span text:style-name="T1">object AT DIFFERENT times</text:span>, then go with shared_ptr.</text:p>
              </text:list-item>
              <text:list-item>
                <text:p>Allows for multiple pointers to point at a given resource.</text:p>
              </text:list-item>
              <text:list-item>
                <text:p>When the very last shared_ptr to a resource is destroyed, the resource will be deallocated.</text:p>
                <text:p><text:span text:style-name="T2">// create an instance of a registered class</text:span></text:p>
                <text:p><text:span text:style-name="T3">std::shared_ptr&lt;Course&gt; Create(std::string coursenam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ared_ptr&lt;T&gt; myPtr(new T); <text:s text:c="6"/></text:p>
                <text:list>
                  <text:list-item>
                    <text:p>// Okay</text:p>
                  </text:list-item>
                </text:list>
              </text:list-item>
              <text:list-item>
                <text:p>shared_ptr&lt;T&gt; myOtherPtr = myPtr; </text:p>
                <text:list>
                  <text:list-header>
                    <text:p>// Sure! <text:s/>Now have two pointers to the resource.</text:p>
                  </text:list-header>
                  <text:list-item>
                    <text:p><text:s/>It is both copyable and mov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o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precated <text:s/>- C++11 (Avoid at all costs)</text:p>
              </text:list-item>
              <text:list-item>
                <text:p><text:span text:style-name="T1">unique_ptr</text:span> is a new facility with a similar functionality, but with improved security (no fake copy assignments), added features (deleters) and support for array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2:30:32.611680730</meta:creation-date>
    <dc:date>2014-08-03T12:44:06.619263575</dc:date>
    <dc:creator>Krishna Kumar</dc:creator>
    <meta:editing-duration>PT6M13S</meta:editing-duration>
    <meta:editing-cycles>4</meta:editing-cycles>
    <meta:generator>LibreOffice/4.2.5.2$Linux_X86_64 LibreOffice_project/420$Build-2</meta:generator>
    <meta:document-statistic meta:object-count="37"/>
  </office:meta>
</office:document-meta>
</file>